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sans-serif" svg:font-family="sans-serif"/>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771in"/>
    </style:style>
    <style:style style:name="Table1.B" style:family="table-column">
      <style:table-column-properties style:column-width="5.25in"/>
    </style:style>
    <style:style style:name="Table1.A1" style:family="table-cell">
      <style:table-cell-properties fo:background-color="transparent" fo:padding="0.0382in" fo:border-left="none" fo:border-right="none" fo:border-top="1pt solid #808080" fo:border-bottom="1pt solid #808080">
        <style:background-image/>
      </style:table-cell-properties>
    </style:style>
    <style:style style:name="Table1.B1" style:family="table-cell">
      <style:table-cell-properties fo:background-color="transparent" fo:padding="0.0382in" fo:border-left="1pt solid #808080" fo:border-right="none" fo:border-top="1pt solid #808080" fo:border-bottom="1pt solid #808080">
        <style:background-image/>
      </style:table-cell-properties>
    </style:style>
    <style:style style:name="Table1.A2" style:family="table-cell">
      <style:table-cell-properties fo:background-color="transparent" fo:padding="0.0382in" fo:border-left="none" fo:border-right="none" fo:border-top="none" fo:border-bottom="1pt solid #808080">
        <style:background-image/>
      </style:table-cell-properties>
    </style:style>
    <style:style style:name="Table1.B2" style:family="table-cell">
      <style:table-cell-properties fo:background-color="transparent" fo:padding="0.0382in" fo:border-left="1pt solid #808080" fo:border-right="none" fo:border-top="none" fo:border-bottom="1pt solid #808080">
        <style:background-image/>
      </style:table-cell-properties>
    </style:style>
    <style:style style:name="P1" style:family="paragraph" style:parent-style-name="Text_20_body">
      <style:paragraph-properties fo:text-align="start" style:justify-single-word="false" fo:break-before="page"/>
      <style:text-properties style:font-name="Ubuntu"/>
    </style:style>
    <style:style style:name="P2" style:family="paragraph" style:parent-style-name="Text_20_body">
      <style:paragraph-properties fo:text-align="center" style:justify-single-word="false" fo:break-before="page"/>
    </style:style>
    <style:style style:name="P3" style:family="paragraph" style:parent-style-name="Contents_20_Heading">
      <style:paragraph-properties fo:break-before="pag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style:font-name="Ubuntu"/>
    </style:style>
    <style:style style:name="P7" style:family="paragraph" style:parent-style-name="Text_20_body">
      <style:text-properties fo:color="#000000"/>
    </style:style>
    <style:style style:name="P8" style:family="paragraph" style:parent-style-name="Text_20_body">
      <style:text-properties fo:font-weight="normal" style:font-weight-asian="normal" style:font-weight-complex="normal"/>
    </style:style>
    <style:style style:name="P9" style:family="paragraph" style:parent-style-name="Table_20_Contents">
      <style:paragraph-properties fo:text-align="start" style:justify-single-word="false"/>
      <style:text-properties style:font-name="Ubuntu"/>
    </style:style>
    <style:style style:name="P10" style:family="paragraph" style:parent-style-name="Table_20_Contents">
      <style:paragraph-properties fo:text-align="start" style:justify-single-word="false"/>
      <style:text-properties style:font-name="Ubuntu" fo:font-weight="bold" style:font-weight-asian="bold" style:font-weight-complex="bold"/>
    </style:style>
    <style:style style:name="P11" style:family="paragraph" style:parent-style-name="Table_20_Contents">
      <style:paragraph-properties fo:text-align="start" style:justify-single-word="false"/>
      <style:text-properties style:font-name="Ubuntu" fo:font-size="16pt" style:font-size-asian="16pt" style:font-size-complex="16pt"/>
    </style:style>
    <style:style style:name="P12" style:family="paragraph" style:parent-style-name="Table_20_Contents">
      <style:paragraph-properties fo:text-align="start" style:justify-single-word="false"/>
      <style:text-properties style:font-name="Ubuntu" fo:font-weight="normal" style:font-weight-asian="normal" style:font-weight-complex="normal"/>
    </style:style>
    <style:style style:name="P13" style:family="paragraph" style:parent-style-name="Table_20_Contents">
      <style:paragraph-properties fo:text-align="start" style:justify-single-word="false"/>
      <style:text-properties style:font-name="Ubuntu" fo:font-size="12pt" fo:font-weight="normal" style:font-size-asian="12pt" style:font-weight-asian="normal" style:font-size-complex="12pt" style:font-weight-complex="normal"/>
    </style:style>
    <style:style style:name="P14" style:family="paragraph" style:parent-style-name="List_20_Heading">
      <style:text-properties fo:font-variant="normal" fo:text-transform="none" fo:color="#000000" style:font-name="Ubuntu" fo:font-size="12pt" fo:letter-spacing="normal" fo:font-style="normal" fo:font-weight="normal" style:font-size-asian="12pt" style:font-weight-asian="normal" style:font-size-complex="12pt" style:font-weight-complex="normal"/>
    </style:style>
    <style:style style:name="P15" style:family="paragraph" style:parent-style-name="List_20_Heading">
      <style:paragraph-properties fo:text-align="start" style:justify-single-word="false"/>
      <style:text-properties fo:font-variant="normal" fo:text-transform="none" fo:color="#000000" style:font-name="Ubuntu" fo:font-size="12pt" fo:letter-spacing="normal" fo:font-style="normal" fo:font-weight="normal" style:font-size-asian="12pt" style:font-weight-asian="normal" style:font-size-complex="12pt" style:font-weight-complex="normal"/>
    </style:style>
    <style:style style:name="P16" style:family="paragraph" style:parent-style-name="List_20_Heading">
      <style:paragraph-properties fo:margin-left="0in" fo:margin-right="0in" fo:text-indent="0in" style:auto-text-indent="false"/>
      <style:text-properties fo:font-variant="normal" fo:text-transform="none" fo:color="#000000" style:font-name="Ubuntu" fo:font-size="12pt" fo:letter-spacing="normal" fo:font-style="normal" fo:font-weight="normal" style:font-size-asian="12pt" style:font-weight-asian="normal" style:font-size-complex="12pt" style:font-weight-complex="normal"/>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Heading">
      <style:paragraph-properties fo:text-align="center" style:justify-single-word="false"/>
      <style:text-properties fo:font-size="18pt" fo:font-weight="bold" style:font-size-asian="18pt" style:font-weight-asian="bold" style:font-size-complex="18pt" style:font-weight-complex="bold"/>
    </style:style>
    <style:style style:name="P20" style:family="paragraph" style:parent-style-name="Preformatted_20_Text">
      <style:paragraph-properties fo:text-align="start" style:justify-single-word="false"/>
      <style:text-properties fo:font-variant="normal" fo:text-transform="none" fo:color="#000000" style:font-name="Ubuntu" fo:font-size="12pt" fo:letter-spacing="normal" fo:font-style="normal" fo:font-weight="normal" style:font-size-asian="12pt" style:font-size-complex="12pt"/>
    </style:style>
    <style:style style:name="P21" style:family="paragraph" style:parent-style-name="Text_20_body" style:list-style-name="L1"/>
    <style:style style:name="P22" style:family="paragraph" style:parent-style-name="Text_20_body">
      <style:text-properties fo:font-variant="normal" fo:text-transform="none" fo:color="#faa700" style:text-line-through-style="none" style:font-name="sans-serif" fo:font-size="9.75pt" fo:letter-spacing="normal" fo:font-style="normal" style:text-underline-style="none" fo:font-weight="normal" style:text-blinking="false" fo:background-color="#ffffff"/>
    </style:style>
    <style:style style:name="P23" style:family="paragraph" style:parent-style-name="Text_20_body" style:list-style-name="L2"/>
    <style:style style:name="P24" style:family="paragraph" style:parent-style-name="Text_20_body" style:list-style-name="L2">
      <style:paragraph-properties fo:margin-left="0.4925in" fo:margin-right="0in" fo:text-indent="-0.25in" style:auto-text-indent="false"/>
    </style:style>
    <style:style style:name="P25" style:family="paragraph" style:parent-style-name="Heading_20_1">
      <style:paragraph-properties fo:text-align="center" style:justify-single-word="false"/>
    </style:style>
    <style:style style:name="P26" style:family="paragraph" style:parent-style-name="Heading_20_1" style:list-style-name=""/>
    <style:style style:name="P27" style:family="paragraph" style:parent-style-name="Heading_20_1">
      <style:paragraph-properties fo:break-before="page"/>
    </style:style>
    <style:style style:name="P28" style:family="paragraph" style:parent-style-name="Heading_20_2">
      <style:paragraph-properties fo:text-align="center" style:justify-single-word="false"/>
    </style:style>
    <style:style style:name="P29" style:family="paragraph">
      <style:paragraph-properties fo:text-align="center"/>
    </style:style>
    <style:style style:name="T1" style:family="text">
      <style:text-properties fo:color="#0000ff"/>
    </style:style>
    <style:style style:name="T2" style:family="text">
      <style:text-properties fo:font-weight="bold" style:font-weight-asian="bold" style:font-weight-complex="bold"/>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
      <text:h text:style-name="P25" text:outline-level="1"/>
      <text:h text:style-name="P25" text:outline-level="1"/>
      <text:h text:style-name="P25" text:outline-level="1"/>
      <text:h text:style-name="P25" text:outline-level="1"/>
      <text:p text:style-name="P19">File Room B Gone </text:p>
      <text:h text:style-name="P25" text:outline-level="1"/>
      <text:h text:style-name="P28" text:outline-level="2"><text:bookmark-start text:name="__RefHeading__412_596502891"/>MRD v1.0<text:bookmark-end text:name="__RefHeading__412_596502891"/></text:h>
      <text:p text:style-name="P4"/>
      <text:p text:style-name="P4">Authors:</text:p>
      <text:p text:style-name="P4">Super Awesome Nice Tiger Team 2</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17"><text:a xlink:type="simple" xlink:href="#__RefHeading__412_596502891" text:style-name="Index_20_Link" text:visited-style-name="Index_20_Link">MRD v1.0<text:tab/>1</text:a></text:p>
          <text:p text:style-name="P18"><text:a xlink:type="simple" xlink:href="#__RefHeading__414_596502891" text:style-name="Index_20_Link" text:visited-style-name="Index_20_Link">Preface<text:tab/>3</text:a></text:p>
          <text:p text:style-name="P18"><text:a xlink:type="simple" xlink:href="#__RefHeading__416_596502891" text:style-name="Index_20_Link" text:visited-style-name="Index_20_Link">Problems<text:tab/>3</text:a></text:p>
          <text:p text:style-name="P18"><text:a xlink:type="simple" xlink:href="#__RefHeading__423_596502891" text:style-name="Index_20_Link" text:visited-style-name="Index_20_Link">Current Solutions<text:tab/>3</text:a></text:p>
          <text:p text:style-name="P18"><text:a xlink:type="simple" xlink:href="#__RefHeading__419_596502891" text:style-name="Index_20_Link" text:visited-style-name="Index_20_Link">Proposed Solution<text:tab/>4</text:a></text:p>
          <text:p text:style-name="P18"><text:a xlink:type="simple" xlink:href="#__RefHeading__425_596502891" text:style-name="Index_20_Link" text:visited-style-name="Index_20_Link">Theory of Operations<text:tab/>5</text:a></text:p>
          <text:p text:style-name="P18"><text:a xlink:type="simple" xlink:href="#__RefHeading__427_596502891" text:style-name="Index_20_Link" text:visited-style-name="Index_20_Link">Use Cases<text:tab/>5</text:a></text:p>
          <text:p text:style-name="P18"><text:a xlink:type="simple" xlink:href="#__RefHeading__429_596502891" text:style-name="Index_20_Link" text:visited-style-name="Index_20_Link">Business Model<text:tab/>6</text:a></text:p>
        </text:index-body>
      </text:table-of-content>
      <text:h text:style-name="Heading_20_1" text:outline-level="1"/>
      <text:h text:style-name="P26" text:outline-level="1"/>
      <text:h text:style-name="P27" text:outline-level="1"><text:bookmark-start text:name="__RefHeading__414_596502891"/>Preface<text:bookmark-end text:name="__RefHeading__414_596502891"/></text:h>
      <text:p text:style-name="Text_20_body">Our medical office is required to store multitude of patient files. The files consists of various medical notes, correspondence and financial statements. The documents are stored in folders, tabbed by patient name. Patient names may collide, therefore combination of Patient Name and last 4 digits of SSN numbers are used. </text:p>
      <text:p text:style-name="Text_20_body">Archiving new correspondence is a semi-weekly process, of sorting and filing new documents <text:s/>into corresponding folders. <text:s/>Files are used by checking them out in a ledger.</text:p>
      <text:p text:style-name="Text_20_body">Files do not get purged from old documents and grow indefinitely.</text:p>
      <text:p text:style-name="Text_20_body"/>
      <text:h text:style-name="Heading_20_1" text:outline-level="1"><text:bookmark-start text:name="__RefHeading__416_596502891"/>Problems<text:bookmark-end text:name="__RefHeading__416_596502891"/></text:h>
      <text:list xml:id="list3623968601" text:style-name="L1">
        <text:list-item>
          <text:p text:style-name="P21">Files are stored on premises in 400 SQF cost of $30 per 1 SQF per <text:s/>year, or $12,000</text:p>
        </text:list-item>
        <text:list-item>
          <text:p text:style-name="P21">Files are NOT backed up for off-site storage, an additional expense of X$</text:p>
        </text:list-item>
        <text:list-item>
          <text:p text:style-name="P21">Because of no back up, files are at constant risk of loss</text:p>
        </text:list-item>
        <text:list-item>
          <text:p text:style-name="P21">Files are stored without encryption and without access control or access logs</text:p>
        </text:list-item>
        <text:list-item>
          <text:p text:style-name="P21">Sending files require faxing or copying, even for inter-clinic requests </text:p>
        </text:list-item>
        <text:list-item>
          <text:p text:style-name="P21">While files are removed from file room, <text:s/>their updates are blocked.</text:p>
        </text:list-item>
        <text:list-item>
          <text:p text:style-name="P21">Paper-based data can not be analysed or searched</text:p>
        </text:list-item>
        <text:list-item>
          <text:p text:style-name="P21">Other department namely Finance and HR also produce similar files.</text:p>
        </text:list-item>
      </text:list>
      <text:h text:style-name="Heading_20_1" text:outline-level="1">Opportunity Size</text:h>
      <text:p text:style-name="Text_20_body">Per American Academy Of Family Physicians each physician sees on average 80 patients per week, extrapolating from this number we estimate average practice documentation needs are in 1000 files per year. <text:s text:c="4"/><text:a xlink:type="simple" xlink:href="http://www.aafp.org/about/the-aafp/family-medicine-facts/table-6.html"><text:span text:style-name="T1">http://www.aafp.org/about/the-aafp/family-medicine-facts/table-6.html</text:span></text:a></text:p>
      <text:p text:style-name="P7">Per Wikipedia there are over 200,00 physician practices in USA. Half of which on average are single provider and half <text:s/>two provider organizations.</text:p>
      <text:p text:style-name="P7"><text:a xlink:type="simple" xlink:href="http://en.wikipedia.org/wiki/Group_medical_practice_in_the_United_States">http://en.wikipedia.org/wiki/Group_medical_practice_in_the_United_States</text:a></text:p>
      <text:p text:style-name="P7">Making estimated marked size of <text:s/>200000 practices * 1.5 physician * 1000 files per physician = 300 million files a year. <text:s/>This is not considering specialists, workman comp, medicare and medicaid practices that are required by law to keep patient files pretty much indefinitely.</text:p>
      <text:p text:style-name="P7">Estimated USA population is just over 300 million per latest census.</text:p>
      <text:p text:style-name="P22"/>
      <text:h text:style-name="Heading_20_1" text:outline-level="1"><text:bookmark-start text:name="__RefHeading__423_596502891"/>Current Solutions<text:bookmark-end text:name="__RefHeading__423_596502891"/></text:h>
      <text:p text:style-name="Text_20_body">There not single solution to old and true file room, were you can place paper into folder. </text:p>
      <text:p text:style-name="Text_20_body"><text:soft-page-break/>Current solutions are Electronic Health Records, Cloud, Document data stores, and so on.</text:p>
      <text:p text:style-name="Text_20_body">EHR systems nothing but relational data stores, some with ability to store binary files. EHR records can be manipulated and edited, therefore still requiring paper originals to backup in subpoenas.</text:p>
      <text:p text:style-name="Text_20_body">Cloud based systems make storage cheap, yet HIPAA regulations require data to be encrypted and encrypted indexes prevent any full text search functionality.</text:p>
      <text:p text:style-name="Text_20_body">At the same time, cost of storage, and search technology is going down so much that it makes sence to bring storage from cloud back to the “file room” appliance.</text:p>
      <text:p text:style-name="Text_20_body"/>
      <text:p text:style-name="P6"/>
      <text:h text:style-name="Heading_20_1" text:outline-level="1"><text:bookmark-start text:name="__RefHeading__419_596502891"/>Proposed Solution<text:bookmark-end text:name="__RefHeading__419_596502891"/></text:h>
      <text:p text:style-name="Text_20_body">Generic virtual file room hardware/software appliance. </text:p>
      <text:p text:style-name="Text_20_body"/>
      <text:h text:style-name="Heading_20_2" text:outline-level="2">Document Lingo</text:h>
      <text:p text:style-name="Text_20_body">We tried to map everything after paper based file room.</text:p>
      <text:p text:style-name="Text_20_body"><text:span text:style-name="T2">Index</text:span> – a specific container, for example Medical Records or Finance Department. Same installation can have multiple Indices, documents from which CAN NOT BE cross searched.</text:p>
      <text:p text:style-name="Text_20_body"><text:span text:style-name="T2">Tab</text:span> – is a unique index, named after a tab on a file folder. A primary key in RBDMS lingo. Tab is defined by system set up, for example we will use Last Name + First Name + Last 4 digits of SSN as a unique Tab.</text:p>
      <text:p text:style-name="Text_20_body"><text:span text:style-name="T2">Folder</text:span> – folder is a collection of document under given Tab</text:p>
      <text:p text:style-name="Text_20_body"><text:span text:style-name="T2">Facet</text:span> – A defined dimension in taxonomy, example Gender:Male, DocumentType:Invoice. Facets needs to be defined, Facet values may be defined later or as you go. However Facet value must be defined to be used and available in drop downs. Hence each new facet value automatically added to the Facet, if such permission are set.</text:p>
      <text:p text:style-name="P8"><text:span text:style-name="T2">Taxonomy</text:span> – Collection of Facets</text:p>
      <text:p text:style-name="Text_20_body"><text:span text:style-name="T2">Elastisearch</text:span> – A Open Source Text search engine</text:p>
      <text:h text:style-name="Heading_20_2" text:outline-level="2">Features</text:h>
      <text:p text:style-name="Text_20_body">Ability to scan paper documents or import, describe index, OCR, full text search and store indefinitely.</text:p>
      <text:p text:style-name="Text_20_body">Ability to Full text or facet search for and retrieve documents one by one or as a folder to multiple devices.</text:p>
      <text:p text:style-name="Text_20_body">Ability to integrate to other systems and ability to back up to off-site.</text:p>
      <text:p text:style-name="Text_20_body"/>
      <text:h text:style-name="P26" text:outline-level="1"/>
      <text:h text:style-name="P27" text:outline-level="1"><text:bookmark-start text:name="__RefHeading__425_596502891"/>Theory of Operations<text:bookmark-end text:name="__RefHeading__425_596502891"/></text:h>
      <text:list xml:id="list141902626" text:style-name="L2">
        <text:list-item>
          <text:p text:style-name="P23">Taxonomy is configured to outline Required Tab indexes and Optional Facet taxonomy.</text:p>
        </text:list-item>
        <text:list-item>
          <text:p text:style-name="P23">Documents arrive via Mail to Clerk in Envelopes or such.</text:p>
          <text:list>
            <text:list-item>
              <text:p text:style-name="P23">Documents can be for new patient ar for existing patient's file</text:p>
            </text:list-item>
          </text:list>
        </text:list-item>
        <text:list-item>
          <text:p text:style-name="P23">Clerk Scans images into PDF documents, one document per Envelope using Xi500 Scanner.</text:p>
        </text:list-item>
        <text:list-item>
          <text:p text:style-name="P23">Clerk catalogues the image by establishing via search IF</text:p>
          <text:list>
            <text:list-item>
              <text:p text:style-name="P23">New patient: create new folder, therefore new Tab Index shall be created</text:p>
            </text:list-item>
            <text:list-item>
              <text:p text:style-name="P23">Add to existing Tab and use its settings</text:p>
            </text:list-item>
          </text:list>
        </text:list-item>
        <text:list-item>
          <text:p text:style-name="P23">Add Taxonomy information if needed. <text:span text:style-name="T2">This is END of human interactions</text:span></text:p>
        </text:list-item>
        <text:list-item>
          <text:p text:style-name="P23">Systems background process OCRs the image and stores extracted text along with Facets data in a Elasticsearch engine</text:p>
        </text:list-item>
        <text:list-item>
          <text:p text:style-name="P23">Documents are ready for search and folders ready for download and use.</text:p>
          <text:list>
            <text:list-header>
              <text:p text:style-name="P23"/>
              <text:p text:style-name="P24"/>
            </text:list-header>
          </text:list>
        </text:list-item>
      </text:list>
      <text:p text:style-name="Text_20_body"><draw:frame draw:style-name="fr1" draw:name="graphics1" text:anchor-type="as-char" svg:width="6.8638in" svg:height="3.8299in" draw:z-index="1"><draw:image xlink:href="http://www.websequencediagrams.com/cgi-bin/cdraw?lz=dGl0bGUgV29ya2Zsb3cKCgpNYWlsLT4rQ2xlcms6IERpZ2l0aXplIFxuVG8AIgVsb2FkCgAZBS0tPi1UbXA6SW1hZ2UgQnVuZGxlcwpUbXAANQpSZXZpZXcAJglQcm9wczogc2V0IEZhY2V0cwBCBz4tU3lzOiBvbkZpbmlzaApTeXMtPitJbWdTdG9yZTogAAIFIABjBQpEb2MAEQUARQpEb2MgVXJpAA4MLQBjB09DUiBUZXh0IGJvZHkKAHoFLT4rAFoTU2VhcmNoOiBMb2FkIHRvIEVTCgoKCgoKCg&amp;s=default" xlink:type="simple" xlink:show="embed" xlink:actuate="onLoad"/></draw:frame></text:p>
      <text:h text:style-name="Heading_20_1" text:outline-level="1"><text:soft-page-break/>Appliance</text:h>
      <text:h text:style-name="Heading_20_2" text:outline-level="2">Overview</text:h>
      <text:p text:style-name="Text_20_body"/>
      <text:p text:style-name="Text_20_body">Proposed appliance is a “private cloud” architecture. Where multiple Virtual Machines run on single Physical machine. Physical machine is a multicore PC with RAID drive, running Ubuntu 12.04 LTS. The software is running in several VMs inside the appliance as means of separating application layers and provide upgrade or expansion path.</text:p>
      <text:h text:style-name="Heading_20_2" text:outline-level="2">Architecture</text:h>
      <text:p text:style-name="Text_20_body"><draw:custom-shape text:anchor-type="paragraph" draw:z-index="6" draw:style-name="gr3" svg:width="3.6106in" svg:height="0.5421in" svg:x="1.8008in" svg:y="0.1681in"><text:p text:style-name="P29">Security Proxy and Logging</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
      <text:p text:style-name="Text_20_body"/>
      <text:p text:style-name="Text_20_body"><draw:custom-shape text:anchor-type="paragraph" draw:z-index="2" draw:style-name="gr2" draw:text-style-name="P29" svg:width="1.2087in" svg:height="0.8543in" svg:x="3.0193in" svg:y="0.0307in"><text:p text:style-name="P29">VM<text:line-break/>elasticsearch_1</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 draw:style-name="gr2" draw:text-style-name="P29" svg:width="1.2087in" svg:height="0.8543in" svg:x="1.811in" svg:y="0.0307in"><text:p text:style-name="P29">VM<text:line-break/>UI, API</text:p><text:p text:style-name="P29">ADM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style-name="gr2" draw:text-style-name="P29" svg:width="1.2087in" svg:height="0.8543in" svg:x="4.228in" svg:y="0.0098in"><text:p text:style-name="P29">VM<text:line-break/>GlusterFS_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
      <text:p text:style-name="Text_20_body"/>
      <text:p text:style-name="Text_20_body"><draw:custom-shape text:anchor-type="paragraph" draw:z-index="3" draw:style-name="gr2" draw:text-style-name="P29" svg:width="1.2087in" svg:height="0.8543in" svg:x="3.0193in" svg:y="0.0598in"><text:p text:style-name="P29">VM<text:line-break/>elasticsearch_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style-name="gr2" draw:text-style-name="P29" svg:width="1.2087in" svg:height="0.8543in" svg:x="4.228in" svg:y="0.039in"><text:p text:style-name="P29">VM<text:line-break/>GlusterFS_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 draw:style-name="gr2" draw:text-style-name="P29" svg:width="1.2087in" svg:height="0.8543in" svg:x="1.811in" svg:y="0.0598in"><text:p text:style-name="P29">VM<text:line-break/>Queue<text:line-break/>OCR and Job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
      <text:p text:style-name="Text_20_body"/>
      <text:p text:style-name="Text_20_body"><draw:custom-shape text:anchor-type="paragraph" draw:z-index="4" draw:style-name="gr2" draw:text-style-name="P29" svg:width="1.2087in" svg:height="0.8543in" svg:x="3.0193in" svg:y="0.089in"><text:p text:style-name="P29">VM<text:line-break/>elasticsearch_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 draw:style-name="gr2" draw:text-style-name="P29" svg:width="1.2087in" svg:height="0.8543in" svg:x="4.228in" svg:y="0.0681in"><text:p text:style-name="P29">VM<text:line-break/>GlusterFS_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 draw:style-name="gr2" draw:text-style-name="P29" svg:width="1.2087in" svg:height="0.8543in" svg:x="1.811in" svg:y="0.089in"><text:p text:style-name="P29">VM<text:line-break/>FILE I/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
      <text:p text:style-name="Text_20_body"/>
      <text:p text:style-name="Text_20_body"/>
      <text:p text:style-name="Text_20_body"><draw:custom-shape text:anchor-type="paragraph" draw:z-index="12" draw:style-name="gr1" svg:width="3.6567in" svg:height="0.6567in" svg:x="1.811in" svg:y="-0.0008in"><text:p/><draw:enhanced-geometry svg:viewBox="0 0 88 21600" draw:glue-points="44 ?f6 44 0 0 10800 44 21600 88 10800" draw:text-areas="0 ?f6 88 ?f3" draw:type="can" draw:modifiers="10640.1691331924"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Text_20_body"><draw:rect text:anchor-type="paragraph" draw:z-index="13" draw:style-name="gr4" draw:text-style-name="P29" svg:width="1.5835in" svg:height="0.6543in" svg:x="2.978in" svg:y="0.1409in"><text:p text:style-name="P29">RAID</text:p><text:p text:style-name="P29">&amp;</text:p><text:p text:style-name="P29">Backup</text:p></draw:rect></text:p>
      <text:p text:style-name="Text_20_body"><draw:custom-shape text:anchor-type="paragraph" draw:z-index="0" draw:style-name="gr1" svg:width="3.6567in" svg:height="0.6567in" svg:x="1.811in" svg:y="-0.0173in"><text:p/><draw:enhanced-geometry svg:viewBox="0 0 88 21600" draw:glue-points="44 ?f6 44 0 0 10800 44 21600 88 10800" draw:text-areas="0 ?f6 88 ?f3" draw:type="can" draw:modifiers="10640.1691331924"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h text:style-name="Heading_20_2" text:outline-level="2"/>
      <text:h text:style-name="Heading_20_2" text:outline-level="2">Internals</text:h>
      <text:h text:style-name="Heading_20_1" text:outline-level="1"><text:bookmark-start text:name="__RefHeading__427_596502891"/>Use Cases<text:bookmark-end text:name="__RefHeading__427_596502891"/></text:h>
      <text:h text:style-name="Heading_20_2" text:outline-level="2">Overview</text:h>
      <text:p text:style-name="Text_20_body">Documents are stored under a tabs and described via taxonomy. Both Tabs and Taxonomy are user <text:soft-page-break/>defined. For instance, concept of a TAB may be First+Last+DOB of patient, Taxonomy could be, location, diagnosis, day of service, insurance company, etc., as long as effort of main EHR system is not duplicated.</text:p>
      <text:p text:style-name="Text_20_body">Further more ALL documents will undergo OCR and full text indexing via Elasticsearch. The full text search together with Tab, Taxonomy and Faceting will create a multiple dimensions across entire file room.</text:p>
      <text:p text:style-name="Text_20_body">The process of creating and maintaining virtual file room shall be mapped after “real room” and be very simple and flexible.</text:p>
      <text:p text:style-name="Text_20_body">Entire system shall be on premises, provide security encryption and assess log yet be accessible remotely via tunnel bridge or VPN or even moved to cloud if and when technology will be secure enough. </text:p>
      <text:p text:style-name="Text_20_body">Backups shall be automated and available for off-site deposit.</text:p>
      <text:p text:style-name="Text_20_body">Entire system shall provide flexible and adaptable API to integrate with 3rd party systems.</text:p>
      <text:p text:style-name="Text_20_body">The check in checkout process shall use iPad style devices, where user can see and search entire file room , to find exactly what needed.</text:p>
      <text:p text:style-name="Text_20_body"/>
      <text:h text:style-name="Heading_20_2" text:outline-level="2">Add Document For New TAB</text:h>
      <text:h text:style-name="Heading_20_2" text:outline-level="2">Add Document to Existing TAB</text:h>
      <text:h text:style-name="Heading_20_2" text:outline-level="2">Search For Document</text:h>
      <text:h text:style-name="Heading_20_2" text:outline-level="2">Download Folder fro Given TAB</text:h>
      <text:p text:style-name="Text_20_body"/>
      <text:p text:style-name="Text_20_body"/>
      <text:h text:style-name="Heading_20_1" text:outline-level="1"><text:bookmark-start text:name="__RefHeading__429_596502891"/>Business Model<text:bookmark-end text:name="__RefHeading__429_596502891"/></text:h>
      <text:p text:style-name="Text_20_body">We will supply turn on hardware/software appliance solution and service combination via independent integrators or directly. <text:s/>Appliance will be leased to the customer via finance company. Services will be provided and priced via tiers.</text:p>
      <text:p text:style-name="Text_20_body"/>
      <text:p text:style-name="P1"/>
      <text:p text:style-name="P6"><text:tab/><text:tab/><text:tab/><text:tab/></text:p>
      <table:table table:name="Table1" table:style-name="Table1">
        <table:table-column table:style-name="Table1.A"/>
        <table:table-column table:style-name="Table1.B"/>
        <table:table-row>
          <table:table-cell table:style-name="Table1.A1" office:value-type="string">
            <text:p text:style-name="P11">Title</text:p>
          </table:table-cell>
          <table:table-cell table:style-name="Table1.B1" office:value-type="string">
            <text:p text:style-name="P9">Get all folders in a folder</text:p>
          </table:table-cell>
        </table:table-row>
        <table:table-row>
          <table:table-cell table:style-name="Table1.A2" office:value-type="string">
            <text:p text:style-name="P11">URL</text:p>
          </table:table-cell>
          <table:table-cell table:style-name="Table1.B2" office:value-type="string">
            <text:p text:style-name="P9">/v1/folders/token/[:id]</text:p>
          </table:table-cell>
        </table:table-row>
        <table:table-row>
          <table:table-cell table:style-name="Table1.A2" office:value-type="string">
            <text:p text:style-name="P11">Method</text:p>
          </table:table-cell>
          <table:table-cell table:style-name="Table1.B2" office:value-type="string">
            <text:p text:style-name="P9">GET</text:p>
          </table:table-cell>
        </table:table-row>
        <table:table-row>
          <table:table-cell table:style-name="Table1.A2" office:value-type="string">
            <text:p text:style-name="P11">URL </text:p>
            <text:p text:style-name="P11">Parameters</text:p>
          </table:table-cell>
          <table:table-cell table:style-name="Table1.B2" office:value-type="string">
            <text:p text:style-name="P10">Required:</text:p>
            <text:p text:style-name="P9">token=security token for session</text:p>
            <text:p text:style-name="P9"/>
            <text:p text:style-name="P10">Optional:</text:p>
            <text:p text:style-name="P9">:id=folder name, if empty configured root is used</text:p>
          </table:table-cell>
        </table:table-row>
        <table:table-row>
          <table:table-cell table:style-name="Table1.A2" office:value-type="string">
            <text:p text:style-name="P11">Data</text:p>
            <text:p text:style-name="P11">Parameters</text:p>
          </table:table-cell>
          <table:table-cell table:style-name="Table1.B2" office:value-type="string">
            <text:p text:style-name="P12">&lt;json request payload for POST and PUT requests&gt;</text:p>
            <text:p text:style-name="P10">Required:</text:p>
            <text:p text:style-name="P9">none</text:p>
            <text:p text:style-name="P9"/>
            <text:p text:style-name="P10">Optional:</text:p>
            <text:p text:style-name="P9">callback=string for Jsonp requests</text:p>
          </table:table-cell>
        </table:table-row>
        <table:table-row>
          <table:table-cell table:style-name="Table1.A2" office:value-type="string">
            <text:p text:style-name="P11">Success</text:p>
            <text:p text:style-name="P11">Response</text:p>
          </table:table-cell>
          <table:table-cell table:style-name="Table1.B2" office:value-type="string">
            <text:p text:style-name="P9">Content: {error:””, <text:s/>data:{json} }</text:p>
            <text:p text:style-name="P9"/>
            <text:p text:style-name="P13">Valid Codes:</text:p>
            <text:p text:style-name="P15">200 OK</text:p>
            <text:p text:style-name="P14">201 Created</text:p>
            <text:p text:style-name="P14">204 No Content</text:p>
            <text:p text:style-name="P16">301,2,3 Redirect</text:p>
          </table:table-cell>
        </table:table-row>
        <table:table-row>
          <table:table-cell table:style-name="Table1.A2" office:value-type="string">
            <text:p text:style-name="P11">Error</text:p>
            <text:p text:style-name="P11">Response</text:p>
          </table:table-cell>
          <table:table-cell table:style-name="Table1.B2" office:value-type="string">
            <text:p text:style-name="P9">Content: {error:”Error description”}</text:p>
            <text:p text:style-name="P9"/>
            <text:p text:style-name="P15">400 Bad Request</text:p>
            <text:p text:style-name="P16">401 Unauthorized</text:p>
            <text:p text:style-name="P16">404 Not Found</text:p>
            <text:p text:style-name="P16">405 Method Not Allowed</text:p>
            <text:p text:style-name="P16">422 Unprocessable Entity</text:p>
          </table:table-cell>
        </table:table-row>
        <table:table-row>
          <table:table-cell table:style-name="Table1.A2" office:value-type="string">
            <text:p text:style-name="P11">Sample </text:p>
            <text:p text:style-name="P11">Call</text:p>
          </table:table-cell>
          <table:table-cell table:style-name="Table1.B2" office:value-type="string">
            <text:p text:style-name="P20">$.ajax({ url: "/v1/folders/1234-3214-13413/”}", dataType: "json", type : "GET", success : function(r) { console.log(r); } });</text:p>
          </table:table-cell>
        </table:table-row>
        <table:table-row>
          <table:table-cell table:style-name="Table1.A2" office:value-type="string">
            <text:p text:style-name="P11">Notes</text:p>
          </table:table-cell>
          <table:table-cell table:style-name="Table1.B2" office:value-type="string">
            <text:p text:style-name="P9"/>
          </table:table-cell>
        </table:table-row>
      </table:table>
      <text:p text:style-name="P5"/>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sans-serif" svg:font-family="sans-serif"/>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Fallback1" style:font-size-asian="10pt" style:font-name-complex="Lohit Hindi2" style:font-size-complex="10pt"/>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Fallback" style:font-size-asian="14pt" style:font-weight-asian="bold" style:font-name-complex="Lohit Hindi"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text-align="start" style:justify-single-word="false" fo:break-before="page"/>
      <style:text-properties style:font-name="Ubuntu"/>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Fileroombgone MRD v1.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y </meta:initial-creator>
    <meta:creation-date>2014-06-13T15:59:49</meta:creation-date>
    <dc:date>2014-06-18T11:50:52</dc:date>
    <dc:creator>andrewy </dc:creator>
    <meta:editing-duration>P1DT20H4M32S</meta:editing-duration>
    <meta:editing-cycles>28</meta:editing-cycles>
    <meta:generator>LibreOffice/3.5$Linux_X86_64 LibreOffice_project/350m1$Build-2</meta:generator>
    <meta:document-statistic meta:table-count="1" meta:image-count="1" meta:object-count="0" meta:page-count="9" meta:paragraph-count="125" meta:word-count="1208" meta:character-count="7500" meta:non-whitespace-character-count="6407"/>
  </office:meta>
</office:document-meta>
</file>